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5.9104in"/>
    </style:style>
    <style:style style:name="Table1.B" style:family="table-column">
      <style:table-column-properties style:column-width="1.019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99in" fo:margin-left="0in" table:align="left"/>
    </style:style>
    <style:style style:name="Table2.A" style:family="table-column">
      <style:table-column-properties style:column-width="5.9104in"/>
    </style:style>
    <style:style style:name="Table2.B" style:family="table-column">
      <style:table-column-properties style:column-width="1.01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99in" fo:margin-left="0in" table:align="left"/>
    </style:style>
    <style:style style:name="Table3.A" style:family="table-column">
      <style:table-column-properties style:column-width="5.9104in"/>
    </style:style>
    <style:style style:name="Table3.B" style:family="table-column">
      <style:table-column-properties style:column-width="1.019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4711b"/>
    </style:style>
    <style:style style:name="P2" style:family="paragraph" style:parent-style-name="Table_20_Contents">
      <style:text-properties officeooo:paragraph-rsid="0014711b"/>
    </style:style>
    <style:style style:name="P3" style:family="paragraph" style:parent-style-name="Table_20_Contents">
      <style:text-properties officeooo:paragraph-rsid="001479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--=== Server Welcome message ===-- <text:s/></text:p>
            <text:p text:style-name="P3">Benvenuto su Escape from The Aliens in Outer Space!!</text:p>
            <text:p text:style-name="P3">Version 1.0.0 -- coding by Andrea Lekkas and Michele Madaschi</text:p>
            <text:p text:style-name="P3">Have fun! <text:s text:c="26"/></text:p>
            <text:p text:style-name="P3">Rules: <text:s text:c="29"/></text:p>
            <text:p text:style-name="P3">1) Do not talk about EFTAIOS <text:s text:c="7"/></text:p>
            <text:p text:style-name="P3">2) Be nice to other users <text:s text:c="10"/></text:p>
            <text:p text:style-name="P3">3) Who dies in the game does not die in real life</text:p>
            <text:p text:style-name="P3">--=== End of Welcome message ===-- <text:s/></text:p>
            <text:p text:style-name="P3">We are playing the map "Galilei" <text:s text:c="3"/></text:p>
            <text:p text:style-name="P3">There are (2/8) players waiting in this lobby</text:p>
            <text:p text:style-name="P3">The game will start in 60 seconds <text:s text:c="2"/></text:p>
            <text:p text:style-name="P3">A new player has connected (3/8) <text:s text:c="3"/></text:p>
            <text:p text:style-name="P3">A new player has connected (4/8) <text:s text:c="3"/></text:p>
            <text:p text:style-name="P3">You have been assigned to the team: HUMANS</text:p>
            <text:p text:style-name="P3">********** Turn number: 1 * Now Playing : Guest-0-2075 **********</text:p>
            <text:p text:style-name="P3">You hear noise coming from coordinates A04</text:p>
            <text:p text:style-name="P3">********** Turn number: 1 * Now Playing : Guest-0-8386 **********</text:p>
            <text:p text:style-name="P3">You hear noise coming from coordinates N06</text:p>
            <text:p text:style-name="P3">********** Turn number: 1 * Now Playing : Guest-0-305 **********</text:p>
            <text:p text:style-name="P3">Hello player Guest-0-305, you are located in L08 and it's your turn to move</text:p>
            <text:p text:style-name="P3">you have to move your character on the map</text:p>
            <text:p text:style-name="P3">please enter a valid position (es. A05)</text:p>
            <text:p text:style-name="P3">(My turn, coordinates)&gt; K8</text:p>
            <text:p text:style-name="P3">Your location is: K08 <text:s text:c="2"/></text:p>
            <text:p text:style-name="P3">You have drawn a SedativesCard-type object card</text:p>
            <text:p text:style-name="P3">Your turn is now over <text:s text:c="2"/></text:p>
            <text:p text:style-name="P3">********** Turn number: 1 * Now Playing : Guest-0-817 **********</text:p>
            <text:p text:style-name="P3">********** Turn number: 2 * Now Playing : Guest-0-2075 **********</text:p>
            <text:p text:style-name="P3">You hear noise coming from coordinates N08</text:p>
            <text:p text:style-name="P3">********** Turn number: 2 * Now Playing : Guest-0-8386 **********</text:p>
            <text:p text:style-name="P3">********** Turn number: 2 * Now Playing : Guest-0-305 **********</text:p>
            <text:p text:style-name="P3">Hello player Guest-0-305, you are located in K08 and it's your turn to move</text:p>
            <text:p text:style-name="P3">Do you want to play an object card?</text:p>
            <text:p text:style-name="P3">please enter 'yes' or 'no'</text:p>
            <text:p text:style-name="P3">(My turn, yes/no)&gt; no</text:p>
            <text:p text:style-name="P3">you have to move your character on the map</text:p>
            <text:p text:style-name="P3">please enter a valid position (es. A05)</text:p>
            <text:p text:style-name="P3">(My turn, coordinates)&gt; J8</text:p>
            <text:p text:style-name="P3">Your location is: J08 <text:s text:c="2"/></text:p>
            <text:p text:style-name="P3">You hear noise coming from coordinates J08</text:p>
            <text:p text:style-name="P3">Your turn is now over <text:s text:c="2"/></text:p>
            <text:p text:style-name="P3">********** Turn number: 2 * Now Playing : Guest-0-817 **********</text:p>
            <text:p text:style-name="P3">You hear noise coming from coordinates A04</text:p>
            <text:p text:style-name="P3">********** Turn number: 3 * Now Playing : Guest-0-2075 **********</text:p>
            <text:p text:style-name="P3">You hear noise coming from coordinates N08</text:p>
            <text:p text:style-name="P3">********** Turn number: 3 * Now Playing : Guest-0-8386 **********</text:p>
            <text:p text:style-name="P3">Player Guest-0-8386 is attacking in sector O08!</text:p>
            <text:p text:style-name="P3"><text:soft-page-break/>********** Turn number: 3 * Now Playing : Guest-0-305 **********</text:p>
            <text:p text:style-name="P3">Hello player Guest-0-305, you are located in J08 and it's your turn to move</text:p>
            <text:p text:style-name="P3">Do you want to play an object card?</text:p>
            <text:p text:style-name="P3">please enter 'yes' or 'no'</text:p>
            <text:p text:style-name="P3">(My turn, yes/no)&gt; rename "Human2"</text:p>
            <text:p text:style-name="P3">Player 'Guest-0-305' changed its name to 'Human2'</text:p>
            <text:p text:style-name="P3">(My turn, yes/no)&gt; no</text:p>
            <text:p text:style-name="P3">you have to move your character on the map</text:p>
            <text:p text:style-name="P3">please enter a valid position (es. A05)</text:p>
            <text:p text:style-name="P3">(My turn, coordinates)&gt; H8</text:p>
            <text:p text:style-name="P3">DestinationUnreachableException : You can not reach the intended destination from your current position</text:p>
            <text:p text:style-name="P3">you have to move your character on the map</text:p>
            <text:p text:style-name="P3">please enter a valid position (es. A05)</text:p>
            <text:p text:style-name="P3">(My turn, coordinates)&gt; I8</text:p>
            <text:p text:style-name="P3">Your location is: I08 <text:s text:c="2"/></text:p>
            <text:p text:style-name="P3">You hear noise coming from coordinates I08</text:p>
            <text:p text:style-name="P3">You have drawn a LightsCard-type object card</text:p>
            <text:p text:style-name="P3">Do you want to play an object card?</text:p>
            <text:p text:style-name="P3">please enter 'yes' or 'no'</text:p>
            <text:p text:style-name="P3">(My turn, yes/no)&gt; no</text:p>
            <text:p text:style-name="P3">Your turn is now over <text:s text:c="2"/></text:p>
            <text:p text:style-name="P3">********** Turn number: 3 * Now Playing : Guest-0-817 **********</text:p>
            <text:p text:style-name="P3">Player 'Guest-0-817' changed its name to 'Alien1'</text:p>
            <text:p text:style-name="P3">Player Alien1 is attacking in sector I08!</text:p>
            <text:p text:style-name="P3">Player Human2 was killed! <text:s text:c="10"/></text:p>
            <text:p text:style-name="P3">********** Turn number: 4 * Now Playing : Guest-0-2075 **********</text:p>
            <text:p text:style-name="P3">********** Turn number: 4 * Now Playing : Guest-0-8386 **********</text:p>
            <text:p text:style-name="P3">********** Turn number: 4 * Now Playing : Human2 **********</text:p>
            <text:p text:style-name="P3">Hello player Human2, you're dead <text:s text:c="3"/></text:p>
            <text:p text:style-name="P3">Your turn is now over <text:s text:c="14"/></text:p>
            <text:p text:style-name="P3">********** Turn number: 4 * Now Playing : Alien1 **********</text:p>
            <text:p text:style-name="P3">********** Turn number: 5 * Now Playing : Guest-0-2075 **********</text:p>
            <text:p text:style-name="P3">********** Turn number: 5 * Now Playing : Guest-0-8386 **********</text:p>
            <text:p text:style-name="P3">********** Turn number: 5 * Now Playing : Human2 **********</text:p>
            <text:p text:style-name="P3">Hello player Human2, you're dead <text:s text:c="3"/></text:p>
            <text:p text:style-name="P3">Your turn is now over <text:s text:c="14"/></text:p>
            <text:p text:style-name="P3">********** Turn number: 5 * Now Playing : Alien1 **********</text:p>
            <text:p text:style-name="P3">Player 'Guest-0-2075' changed its name to 'Human1'</text:p>
            <text:p text:style-name="P3">********** Turn number: 6 * Now Playing : Human1 **********</text:p>
            <text:p text:style-name="P3">You hear noise coming from coordinates O08</text:p>
            <text:p text:style-name="P3">********** Turn number: 6 * Now Playing : Guest-0-8386 **********</text:p>
            <text:p text:style-name="P3">********** Turn number: 6 * Now Playing : Human2 **********</text:p>
            <text:p text:style-name="P3">Hello player Human2, you're dead <text:s text:c="3"/></text:p>
            <text:p text:style-name="P3">Your turn is now over <text:s text:c="14"/></text:p>
            <text:p text:style-name="P3">********** Turn number: 6 * Now Playing : Alien1 **********</text:p>
            <text:p text:style-name="P3">********** Turn number: 7 * Now Playing : Human1 **********</text:p>
            <text:p text:style-name="P3">********** Turn number: 7 * Now Playing : Guest-0-8386 **********</text:p>
            <text:p text:style-name="P3"><text:soft-page-break/>Player 'Guest-0-8386' changed its name to 'Alien2'</text:p>
            <text:p text:style-name="P3">********** Turn number: 7 * Now Playing : Human2 **********</text:p>
            <text:p text:style-name="P3">Hello player Human2, you're dead <text:s text:c="3"/></text:p>
            <text:p text:style-name="P3">Your turn is now over <text:s text:c="14"/></text:p>
            <text:p text:style-name="P3">********** Turn number: 7 * Now Playing : Alien1 **********</text:p>
            <text:p text:style-name="P3">********** Turn number: 8 * Now Playing : Human1 **********</text:p>
            <text:p text:style-name="P3">You hear noise coming from coordinates O08</text:p>
            <text:p text:style-name="P3">********** Turn number: 8 * Now Playing : Alien2 **********</text:p>
            <text:p text:style-name="P3">********** Turn number: 8 * Now Playing : Human2 **********</text:p>
            <text:p text:style-name="P3">Hello player Human2, you're dead <text:s text:c="3"/></text:p>
            <text:p text:style-name="P3">Your turn is now over <text:s text:c="14"/></text:p>
            <text:p text:style-name="P3">********** Turn number: 8 * Now Playing : Alien1 **********</text:p>
            <text:p text:style-name="P3">Player Alien2 has disconnected from the game</text:p>
            <text:p text:style-name="P3">********** Turn number: 9 * Now Playing : Human1 **********</text:p>
            <text:p text:style-name="P3">Player Human1 has disconnected from the game</text:p>
            <text:p text:style-name="P3">********** Turn number: 9 * Now Playing : Alien2 **********</text:p>
            <text:p text:style-name="P3">********** Turn number: 9 * Now Playing : Human2 **********</text:p>
            <text:p text:style-name="P3">Hello player Human2, you're dead <text:s text:c="3"/></text:p>
            <text:p text:style-name="P3">Your turn is now over <text:s text:c="14"/></text:p>
            <text:p text:style-name="P3">********** Turn number: 9 * Now Playing : Alien1 **********</text:p>
            <text:p text:style-name="P3">********** Turn number: 10 * Now Playing : Human1 **********</text:p>
            <text:p text:style-name="P3">********** Turn number: 10 * Now Playing : Alien2 **********</text:p>
            <text:p text:style-name="P3">********** Turn number: 10 * Now Playing : Human2 **********</text:p>
            <text:p text:style-name="P3">Hello player Human2, you're dead <text:s text:c="3"/></text:p>
            <text:p text:style-name="P3">Your turn is now over <text:s text:c="14"/></text:p>
            <text:p text:style-name="P3">********** Turn number: 10 * Now Playing : Alien1 **********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We are playing the map "Galilei" <text:s text:c="3"/></text:p>
            <text:p text:style-name="P3">There are (3/8) players waiting in this lobby</text:p>
            <text:p text:style-name="P3">The game will start in 57 seconds <text:s text:c="2"/></text:p>
            <text:p text:style-name="P3">A new player has connected (4/8) <text:s text:c="3"/></text:p>
            <text:p text:style-name="P3">You have been assigned to the team: ALIENS</text:p>
            <text:p text:style-name="P3">********** Turn number: 1 * Now Playing : Guest-0-2075 **********</text:p>
            <text:p text:style-name="P3">You hear noise coming from coordinates A04</text:p>
            <text:p text:style-name="P3">********** Turn number: 1 * Now Playing : Guest-0-8386 **********</text:p>
            <text:p text:style-name="P3">Hello player Guest-0-8386, you are located in L06 and it's your turn to move</text:p>
            <text:p text:style-name="P3">you have to move your character on the map</text:p>
            <text:p text:style-name="P3">please enter a valid position (es. A05)</text:p>
            <text:p text:style-name="P3">(My turn, coordinates)&gt; N6</text:p>
            <text:p text:style-name="P3">Your location is: N06 <text:s text:c="2"/></text:p>
            <text:p text:style-name="P3">do you want to attack? <text:s/></text:p>
            <text:p text:style-name="P3">please enter 'yes' or 'no'</text:p>
            <text:p text:style-name="P3">(My turn, yes/no)&gt; no</text:p>
            <text:p text:style-name="P3">You hear noise coming from coordinates N06</text:p>
            <text:p text:style-name="P3">Your turn is now over <text:s text:c="2"/></text:p>
            <text:p text:style-name="P3">********** Turn number: 1 * Now Playing : Guest-0-305 **********</text:p>
            <text:p text:style-name="P3">********** Turn number: 1 * Now Playing : Guest-0-817 **********</text:p>
            <text:p text:style-name="P3">********** Turn number: 2 * Now Playing : Guest-0-2075 **********</text:p>
            <text:p text:style-name="P3">You hear noise coming from coordinates N08</text:p>
            <text:p text:style-name="P3">********** Turn number: 2 * Now Playing : Guest-0-8386 **********</text:p>
            <text:p text:style-name="P3">Hello player Guest-0-8386, you are located in N06 and it's your turn to move</text:p>
            <text:p text:style-name="P3">you have to move your character on the map</text:p>
            <text:p text:style-name="P3">please enter a valid position (es. A05)</text:p>
            <text:p text:style-name="P3">(My turn, coordinates)&gt; O6</text:p>
            <text:p text:style-name="P3">Your location is: O06 <text:s text:c="2"/></text:p>
            <text:p text:style-name="P3">do you want to attack? <text:s/></text:p>
            <text:p text:style-name="P3">please enter 'yes' or 'no'</text:p>
            <text:p text:style-name="P3">(My turn, yes/no)&gt; no</text:p>
            <text:p text:style-name="P3">Your turn is now over <text:s text:c="2"/></text:p>
            <text:p text:style-name="P3">********** Turn number: 2 * Now Playing : Guest-0-305 **********</text:p>
            <text:p text:style-name="P3">You hear noise coming from coordinates J08</text:p>
            <text:p text:style-name="P3">********** Turn number: 2 * Now Playing : Guest-0-817 **********</text:p>
            <text:p text:style-name="P3">You hear noise coming from coordinates A04</text:p>
            <text:p text:style-name="P3">********** Turn number: 3 * Now Playing : Guest-0-2075 **********</text:p>
            <text:p text:style-name="P3">You hear noise coming from coordinates N08</text:p>
            <text:p text:style-name="P3">********** Turn number: 3 * Now Playing : Guest-0-8386 **********</text:p>
            <text:p text:style-name="P3">Hello player Guest-0-8386, you are located in O06 and it's your turn to move</text:p>
            <text:p text:style-name="P3">you have to move your character on the map</text:p>
            <text:p text:style-name="P3">please enter a valid position (es. A05)</text:p>
            <text:p text:style-name="P3">(My turn, coordinates)&gt; O8</text:p>
            <text:p text:style-name="P3">Your location is: O08 <text:s text:c="2"/></text:p>
            <text:p text:style-name="P3">do you want to attack? <text:s/></text:p>
            <text:p text:style-name="P3">please enter 'yes' or 'no'</text:p>
            <text:p text:style-name="P3">(My turn, yes/no)&gt; yes</text:p>
            <text:p text:style-name="P3">Player Guest-0-8386 is attacking in sector O08!</text:p>
            <text:p text:style-name="P3"><text:soft-page-break/>Your turn is now over <text:s text:c="2"/></text:p>
            <text:p text:style-name="P3">********** Turn number: 3 * Now Playing : Guest-0-305 **********</text:p>
            <text:p text:style-name="P3">Player 'Guest-0-305' changed its name to 'Human2'</text:p>
            <text:p text:style-name="P3">You hear noise coming from coordinates I08</text:p>
            <text:p text:style-name="P3">********** Turn number: 3 * Now Playing : Guest-0-817 **********</text:p>
            <text:p text:style-name="P3">Player 'Guest-0-817' changed its name to 'Alien1'</text:p>
            <text:p text:style-name="P3">Player Alien1 is attacking in sector I08!</text:p>
            <text:p text:style-name="P3">Player Human2 was killed! <text:s text:c="10"/></text:p>
            <text:p text:style-name="P3">********** Turn number: 4 * Now Playing : Guest-0-2075 **********</text:p>
            <text:p text:style-name="P3">********** Turn number: 4 * Now Playing : Guest-0-8386 **********</text:p>
            <text:p text:style-name="P3">Hello player Guest-0-8386, you are located in O08 and it's your turn to move</text:p>
            <text:p text:style-name="P3">you have to move your character on the map</text:p>
            <text:p text:style-name="P3">please enter a valid position (es. A05)</text:p>
            <text:p text:style-name="P3">(My turn, coordinates)&gt; O9</text:p>
            <text:p text:style-name="P3">Your location is: O09 <text:s text:c="2"/></text:p>
            <text:p text:style-name="P3">do you want to attack? <text:s/></text:p>
            <text:p text:style-name="P3">please enter 'yes' or 'no'</text:p>
            <text:p text:style-name="P3">(My turn, yes/no)&gt; no</text:p>
            <text:p text:style-name="P3">Your turn is now over <text:s text:c="2"/></text:p>
            <text:p text:style-name="P3">********** Turn number: 4 * Now Playing : Human2 **********</text:p>
            <text:p text:style-name="P3">********** Turn number: 4 * Now Playing : Alien1 **********</text:p>
            <text:p text:style-name="P3">********** Turn number: 5 * Now Playing : Guest-0-2075 **********</text:p>
            <text:p text:style-name="P3">********** Turn number: 5 * Now Playing : Guest-0-8386 **********</text:p>
            <text:p text:style-name="P3">Hello player Guest-0-8386, you are located in O09 and it's your turn to move</text:p>
            <text:p text:style-name="P3">you have to move your character on the map</text:p>
            <text:p text:style-name="P3">please enter a valid position (es. A05)</text:p>
            <text:p text:style-name="P3">(My turn, coordinates)&gt; O9</text:p>
            <text:p text:style-name="P3">Your location is: O09 <text:s text:c="2"/></text:p>
            <text:p text:style-name="P3">do you want to attack? <text:s/></text:p>
            <text:p text:style-name="P3">please enter 'yes' or 'no'</text:p>
            <text:p text:style-name="P3">(My turn, yes/no)&gt; no</text:p>
            <text:p text:style-name="P3">Your turn is now over <text:s text:c="2"/></text:p>
            <text:p text:style-name="P3">********** Turn number: 5 * Now Playing : Human2 **********</text:p>
            <text:p text:style-name="P3">********** Turn number: 5 * Now Playing : Alien1 **********</text:p>
            <text:p text:style-name="P3">Player 'Guest-0-2075' changed its name to 'Human1'</text:p>
            <text:p text:style-name="P3">********** Turn number: 6 * Now Playing : Human1 **********</text:p>
            <text:p text:style-name="P3">You hear noise coming from coordinates O08</text:p>
            <text:p text:style-name="P3">********** Turn number: 6 * Now Playing : Guest-0-8386 **********</text:p>
            <text:p text:style-name="P3">Hello player Guest-0-8386, you are located in O09 and it's your turn to move</text:p>
            <text:p text:style-name="P3">you have to move your character on the map</text:p>
            <text:p text:style-name="P3">please enter a valid position (es. A05)</text:p>
            <text:p text:style-name="P3">Your location is: O09 <text:s text:c="2"/></text:p>
            <text:p text:style-name="P3">Your turn is now over <text:s text:c="2"/></text:p>
            <text:p text:style-name="P3">********** Turn number: 6 * Now Playing : Human2 **********</text:p>
            <text:p text:style-name="P3">********** Turn number: 6 * Now Playing : Alien1 **********</text:p>
            <text:p text:style-name="P3">********** Turn number: 7 * Now Playing : Human1 **********</text:p>
            <text:p text:style-name="P3">********** Turn number: 7 * Now Playing : Guest-0-8386 **********</text:p>
            <text:p text:style-name="P3">Hello player Guest-0-8386, you are located in O09 and it's your turn to move</text:p>
            <text:p text:style-name="P3"><text:soft-page-break/>you have to move your character on the map</text:p>
            <text:p text:style-name="P3">please enter a valid position (es. A05)</text:p>
            <text:p text:style-name="P3">(My turn, coordinates)&gt; rename "Alien2"</text:p>
            <text:p text:style-name="P3">Player 'Guest-0-8386' changed its name to 'Alien2'</text:p>
            <text:p text:style-name="P3">Your location is: O09 <text:s text:c="2"/></text:p>
            <text:p text:style-name="P3">Your turn is now over <text:s text:c="2"/></text:p>
            <text:p text:style-name="P3">********** Turn number: 7 * Now Playing : Human2 **********</text:p>
            <text:p text:style-name="P3">********** Turn number: 7 * Now Playing : Alien1 **********</text:p>
            <text:p text:style-name="P3">********** Turn number: 8 * Now Playing : Human1 **********</text:p>
            <text:p text:style-name="P3">You hear noise coming from coordinates O08</text:p>
            <text:p text:style-name="P3">********** Turn number: 8 * Now Playing : Alien2 **********</text:p>
            <text:p text:style-name="P3">Hello player Alien2, you are located in O09 and it's your turn to move</text:p>
            <text:p text:style-name="P3">you have to move your character on the map</text:p>
            <text:p text:style-name="P3">please enter a valid position (es. A05)</text:p>
            <text:p text:style-name="P3">Your location is: O09 <text:s text:c="2"/></text:p>
            <text:p text:style-name="P3">Your turn is now over <text:s text:c="2"/></text:p>
            <text:p text:style-name="P3">********** Turn number: 8 * Now Playing : Human2 **********</text:p>
            <text:p text:style-name="P3">********** Turn number: 8 * Now Playing : Alien1 **********</text:p>
            <text:p text:style-name="P3">[Disconnected]</text:p>
          </table:table-cell>
          <table:table-cell table:style-name="Table2.B1" office:value-type="string">
            <text:p text:style-name="P2"/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FINE: Executing turn sequence</text:p>
            <text:p text:style-name="P3">Jun 23, 2015 3:47:55 PM it.escape.core.server.controller.TurnHandler executeTurnSequence</text:p>
            <text:p text:style-name="P3">FINE: user is idle(connection offline), skipping</text:p>
            <text:p text:style-name="P3">Jun 23, 2015 3:47:55 PM it.escape.core.server.controller.ExecutiveController gameTurn</text:p>
            <text:p text:style-name="P3">FINE: Turn sequence completed</text:p>
            <text:p text:style-name="P3">Jun 23, 2015 3:47:55 PM it.escape.core.server.controller.ExecutiveController gameLoop</text:p>
            <text:p text:style-name="P3">FINER: sleeping</text:p>
            <text:p text:style-name="P3">Jun 23, 2015 3:47:55 PM it.escape.core.server.controller.TimeController mainLoop</text:p>
            <text:p text:style-name="P3">FINER: Awaken</text:p>
            <text:p text:style-name="P3">Jun 23, 2015 3:47:55 PM it.escape.core.server.controller.TimeController mainLoop</text:p>
            <text:p text:style-name="P3">FINE: Issuing startTurn command</text:p>
            <text:p text:style-name="P3">Jun 23, 2015 3:47:55 PM it.escape.core.server.controller.ExecutiveController gameLoop</text:p>
            <text:p text:style-name="P3">FINER: Awakened by TimeController</text:p>
            <text:p text:style-name="P3">Jun 23, 2015 3:47:55 PM it.escape.core.server.controller.ExecutiveController gameTurn</text:p>
            <text:p text:style-name="P3">FINE: Executing turn sequence</text:p>
            <text:p text:style-name="P3">Jun 23, 2015 3:47:55 PM it.escape.core.server.controller.TurnHandler executeTurnSequence</text:p>
            <text:p text:style-name="P3">FINE: dead player, skipping</text:p>
            <text:p text:style-name="P3">Jun 23, 2015 3:47:55 PM it.escape.core.server.controller.ExecutiveController gameTurn</text:p>
            <text:p text:style-name="P3">FINE: Turn sequence completed</text:p>
            <text:p text:style-name="P3"><text:soft-page-break/>Jun 23, 2015 3:47:55 PM it.escape.core.server.controller.ExecutiveController gameLoop</text:p>
            <text:p text:style-name="P3"/>
            <text:p text:style-name="P3">ETC.</text:p>
          </table:table-cell>
          <table:table-cell table:style-name="Table3.B1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23T15:49:35</meta:creation-date>
    <meta:generator>LibreOffice/4.0.4.2$Linux_X86_64 LibreOffice_project/400m0$Build-2</meta:generator>
    <dc:date>2015-06-23T15:53:48</dc:date>
    <dc:creator>Andrea </dc:creator>
    <meta:editing-duration>PT2M40S</meta:editing-duration>
    <meta:editing-cycles>2</meta:editing-cycles>
    <meta:document-statistic meta:table-count="3" meta:image-count="0" meta:object-count="0" meta:page-count="7" meta:paragraph-count="257" meta:word-count="1906" meta:character-count="12083" meta:non-whitespace-character-count="9845"/>
  </office:meta>
</office:document-meta>
</file>